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text-align="center" style:justify-single-word="false"/>
      <style:text-properties fo:font-weight="bold" officeooo:rsid="00073aa1" officeooo:paragraph-rsid="00073aa1" style:font-weight-asian="bold" style:font-weight-complex="bold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/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1">
      <style:paragraph-properties fo:margin-top="0cm" fo:margin-bottom="0cm" style:contextual-spacing="false"/>
    </style:style>
    <style:style style:name="P14" style:family="paragraph" style:parent-style-name="Text_20_body" style:list-style-name="L12"/>
    <style:style style:name="P15" style:family="paragraph" style:parent-style-name="Text_20_body" style:list-style-name="L13">
      <style:paragraph-properties fo:margin-top="0cm" fo:margin-bottom="0cm" style:contextual-spacing="false"/>
    </style:style>
    <style:style style:name="P16" style:family="paragraph" style:parent-style-name="Text_20_body" style:list-style-name="L14"/>
    <style:style style:name="P17" style:family="paragraph" style:parent-style-name="Text_20_body" style:list-style-name="L15">
      <style:paragraph-properties fo:margin-top="0cm" fo:margin-bottom="0cm" style:contextual-spacing="false"/>
    </style:style>
    <style:style style:name="P18" style:family="paragraph" style:parent-style-name="Text_20_body" style:list-style-name="L16">
      <style:text-properties officeooo:paragraph-rsid="00073aa1"/>
    </style:style>
    <style:style style:name="P19" style:family="paragraph" style:parent-style-name="Text_20_body" style:list-style-name="L17"/>
    <style:style style:name="P20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officeooo:rsid="00073aa1"/>
    </style:style>
    <style:style style:name="T2" style:family="text">
      <style:text-properties officeooo:rsid="0007c2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 3</text:p>
      <text:p text:style-name="P2"><text:span text:style-name="T1">1- </text:span>All the electrical equipment have to be ----------<text:span text:style-name="T2">B</text:span>----------- secured</text:p>
      <text:list text:style-name="L1">
        <text:list-header>
          <text:p text:style-name="P3"><text:bookmark text:name="Q_0_01"/><text:span text:style-name="T1">a- </text:span>originally <text:s text:c="4"/><text:span text:style-name="T1">b- </text:span> properly <text:s text:c="4"/><text:span text:style-name="T1">c- </text:span> moderately<text:bookmark text:name="Q_0_3"/><text:bookmark text:name="Q_0"/> <text:s text:c="5"/><text:span text:style-name="T1">d- </text:span>properly</text:p>
          <text:p text:style-name="P3"/>
        </text:list-header>
      </text:list>
      <text:list text:style-name="L2">
        <text:list-header>
          <text:p text:style-name="P4"><text:bookmark text:name="Q_1"/><text:span text:style-name="T1">2- </text:span>As you haven't confirmed your e-mail address, the placement of your order is not -----------<text:span text:style-name="T2">B</text:span>-------------.</text:p>
        </text:list-header>
      </text:list>
      <text:list text:style-name="L3">
        <text:list-header>
          <text:p text:style-name="P5"><text:span text:style-name="T1">a- </text:span> usable <text:s text:c="4"/><text:span text:style-name="T1">b- </text:span> complete<text:bookmark text:name="Q_1_2"/> <text:s text:c="4"/><text:span text:style-name="T1">c- </text:span>solid <text:s text:c="4"/><text:span text:style-name="T1">d- </text:span> passed</text:p>
          <text:p text:style-name="P5"/>
        </text:list-header>
      </text:list>
      <text:list text:style-name="L4">
        <text:list-header>
          <text:p text:style-name="P6"><text:bookmark text:name="Q_2"/><text:span text:style-name="T1">3- </text:span>Could you tell me --------<text:span text:style-name="T2">B</text:span>--------- you prefer to pay cash or by installments?</text:p>
        </text:list-header>
      </text:list>
      <text:list text:style-name="L5">
        <text:list-header>
          <text:p text:style-name="P7"><text:bookmark text:name="Q_2_01"/><text:span text:style-name="T1">a- </text:span>whereas<text:bookmark text:name="Q_2_1"/> <text:s text:c="4"/><text:span text:style-name="T1">b- </text:span>whether <text:s text:c="4"/><text:span text:style-name="T1">c- </text:span> than <text:s text:c="4"/><text:span text:style-name="T1">d-</text:span> either</text:p>
          <text:p text:style-name="P7"/>
        </text:list-header>
      </text:list>
      <text:list text:style-name="L6">
        <text:list-header>
          <text:p text:style-name="P8"><text:bookmark text:name="Q_3"/><text:span text:style-name="T1">4- </text:span>Since I have ----------<text:span text:style-name="T2">C</text:span>------------ sold my flat, this insurance contract is no longer necessary. </text:p>
        </text:list-header>
      </text:list>
      <text:list text:style-name="L7">
        <text:list-header>
          <text:p text:style-name="P9"><text:span text:style-name="T1">a- </text:span> ever <text:s text:c="4"/><text:span text:style-name="T1">b- </text:span> always <text:s text:c="5"/><text:span text:style-name="T1">c- </text:span> already <text:s text:c="5"/><text:span text:style-name="T1">d-</text:span> very</text:p>
          <text:p text:style-name="P9"/>
        </text:list-header>
      </text:list>
      <text:list text:style-name="L8">
        <text:list-header>
          <text:p text:style-name="P10"><text:span text:style-name="T1">5- </text:span>It's not always the items --------<text:span text:style-name="T2">C</text:span>--------- prices change the most that have the biggest impact on the index.</text:p>
        </text:list-header>
      </text:list>
      <text:list text:style-name="L9">
        <text:list-header>
          <text:p text:style-name="P11"><text:bookmark text:name="Q_4_01"/><text:span text:style-name="T1">a- </text:span>their<text:bookmark text:name="Q_4_1"/> <text:s text:c="5"/><text:span text:style-name="T1">b- </text:span>that<text:bookmark text:name="Q_4_2"/> <text:s text:c="6"/><text:span text:style-name="T1">c- </text:span>whose <text:s text:c="3"/><text:span text:style-name="T1">d-</text:span> its</text:p>
          <text:p text:style-name="P11"/>
        </text:list-header>
      </text:list>
      <text:list text:style-name="L10">
        <text:list-header>
          <text:p text:style-name="P12"><text:bookmark text:name="Q_5"/><text:span text:style-name="T1">6- </text:span>Monomers have to be registered like any other substance, ----------<text:span text:style-name="T2">B</text:span>---------they are used as intermediates. </text:p>
        </text:list-header>
      </text:list>
      <text:list text:style-name="L11">
        <text:list-header>
          <text:p text:style-name="P13"><text:bookmark text:name="Q_5_01"/><text:span text:style-name="T1">a- </text:span>while<text:bookmark text:name="Q_5_1"/> <text:s text:c="4"/><text:span text:style-name="T1">b- </text:span>even if <text:s text:c="4"/><text:span text:style-name="T1">c- </text:span> that <text:s text:c="5"/><text:span text:style-name="T1">d-</text:span> usually</text:p>
          <text:p text:style-name="P13"/>
        </text:list-header>
      </text:list>
      <text:list text:style-name="L12">
        <text:list-header>
          <text:p text:style-name="P14"><text:bookmark text:name="Q_6"/><text:span text:style-name="T1">7- </text:span>Mr. Davis has worked for the ------<text:span text:style-name="T2">A</text:span>------- 30 years for the Air Cadet League of Canada, within which he has held several senior positions.</text:p>
        </text:list-header>
      </text:list>
      <text:list text:style-name="L13">
        <text:list-header>
          <text:p text:style-name="P15"><text:span text:style-name="T1">a- </text:span> past<text:bookmark text:name="Q_6_1"/> <text:s text:c="4"/><text:span text:style-name="T1">b- </text:span>sooner<text:bookmark text:name="Q_6_2"/> <text:s text:c="4"/><text:span text:style-name="T1">c- </text:span>recent <text:s text:c="4"/><text:span text:style-name="T1">d- </text:span> beyond</text:p>
          <text:p text:style-name="P15"/>
        </text:list-header>
      </text:list>
      <text:list text:style-name="L14">
        <text:list-header>
          <text:p text:style-name="P16"><text:bookmark text:name="Q_7"/><text:span text:style-name="T1">8- </text:span>A summary of the results will be available to each participant, upon -----<text:span text:style-name="T2">C</text:span>-------. </text:p>
        </text:list-header>
      </text:list>
      <text:list text:style-name="L15">
        <text:list-header>
          <text:p text:style-name="P17"><text:bookmark text:name="Q_7_01"/><text:span text:style-name="T1">a- </text:span>question<text:bookmark text:name="Q_7_1"/> <text:s text:c="4"/><text:span text:style-name="T1">b- </text:span>knowledge <text:s text:c="4"/><text:span text:style-name="T1">c- </text:span> request<text:bookmark text:name="Q_7_3"/><text:bookmark text:name="Q_71"/> <text:s text:c="4"/><text:span text:style-name="T1">d- </text:span>curiosity</text:p>
          <text:p text:style-name="P17"/>
        </text:list-header>
      </text:list>
      <text:list text:style-name="L16">
        <text:list-header>
          <text:p text:style-name="P18"><text:bookmark text:name="Q_8"/><text:span text:style-name="T1">9- </text:span>the company has ----------<text:span text:style-name="T2">C</text:span>------------ thousands of dollars by reducing electricity, water consumption. </text:p>
          <text:p text:style-name="P18"><text:bookmark text:name="Q_8_01"/><text:span text:style-name="T1">a- </text:span>  decreased <text:s text:c="4"/><text:span text:style-name="T1">b- </text:span> counted<text:bookmark text:name="Q_8_2"/> <text:s text:c="4"/><text:span text:style-name="T1">c- </text:span>saved<text:bookmark text:name="Q_8_3"/><text:bookmark text:name="Q_81"/> <text:s text:c="4"/><text:span text:style-name="T1">d- </text:span>spent</text:p>
          <text:p text:style-name="P18"/>
        </text:list-header>
      </text:list>
      <text:list text:style-name="L17">
        <text:list-header>
          <text:p text:style-name="P19"><text:bookmark text:name="Q_9"/><text:span text:style-name="T1">10- </text:span>NATO ----------<text:span text:style-name="T2">C</text:span>------------- a report suggesting that Russia is planning a gas OPEC' with Algeria, Qatar, Uzbekistan and Kazakhstan. </text:p>
        </text:list-header>
      </text:list>
      <text:list text:style-name="L18">
        <text:list-header>
          <text:p text:style-name="P20"><text:span text:style-name="T1">a- </text:span> controlled <text:s text:c="3"/><text:span text:style-name="T1">b- </text:span> managed <text:s text:c="4"/><text:span text:style-name="T1">c- </text:span> released <text:s text:c="4"/><text:span text:style-name="T1">d- </text:span> achieved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3T13:38:15.433000000</meta:creation-date>
    <meta:print-date>2017-10-23T13:51:34.701000000</meta:print-date>
    <dc:date>2025-11-20T12:18:56.422356679</dc:date>
    <meta:editing-duration>PT6M2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30" meta:word-count="284" meta:character-count="1658" meta:non-whitespace-character-count="1285"/>
  </office:meta>
</office:document-meta>
</file>